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1cm" fo:min-width="1.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02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cm" fo:min-width="4.3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cm" fo:min-width="1.122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1cm" fo:min-width="1.78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1cm" fo:min-width="2.608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74cm" fo:min-width="1.87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072cm" svg:height="1.615cm" svg:x="8.718cm" svg:y="9.802cm">
          <text:p text:style-name="P1"><text:span text:style-name="T1"><text:s/></text:span><text:span text:style-name="T1">Display Loan</text:span></text:p>
          <text:p text:style-name="P1"><text:span text:style-name="T1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3" xml:id="id1" draw:id="id1" draw:layer="layout" svg:width="2.602cm" svg:height="0.878cm" svg:x="8.949cm" svg:y="1.402cm">
          <draw:text-box>
            <text:p><text:span text:style-name="T2">Page 42</text:span></text:p>
          </draw:text-box>
        </draw:frame>
        <draw:custom-shape draw:style-name="gr3" draw:text-style-name="P2" xml:id="id2" draw:id="id2" draw:layer="layout" svg:width="6.884cm" svg:height="1.614cm" svg:x="6.816cm" svg:y="3.702cm">
          <text:p text:style-name="P1"><text:span text:style-name="T1">Select Table Window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10.25cm" svg:y1="2.28cm" svg:x2="10.258cm" svg:y2="3.702cm" draw:start-shape="id1" draw:start-glue-point="2" draw:end-shape="id2" draw:end-glue-point="5" svg:d="M10250 2280l8 1422" svg:viewBox="0 0 9 1423">
          <text:p/>
        </draw:connector>
        <draw:custom-shape draw:style-name="gr5" draw:text-style-name="P2" xml:id="id3" draw:id="id3" draw:layer="layout" svg:width="3.242cm" svg:height="1.4cm" svg:x="8.634cm" svg:y="6.902cm">
          <text:p text:style-name="P1"><text:span text:style-name="T1">Select </text:span></text:p>
          <text:p text:style-name="P1"><text:span text:style-name="T1">Tab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0.258cm" svg:y1="5.316cm" svg:x2="10.255cm" svg:y2="6.902cm" draw:start-shape="id2" draw:start-glue-point="8" draw:end-shape="id3" draw:end-glue-point="4" svg:d="M10258 5316l-3 1586" svg:viewBox="0 0 4 1587">
          <text:p/>
        </draw:connector>
        <draw:custom-shape draw:style-name="gr6" draw:text-style-name="P2" xml:id="id4" draw:id="id4" draw:layer="layout" svg:width="3.235cm" svg:height="1.615cm" svg:x="1.5cm" svg:y="9.802cm">
          <text:p text:style-name="P1"><text:span text:style-name="T1">Display Item</text:span></text:p>
          <text:p text:style-name="P1"><text:span text:style-name="T1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5" draw:id="id5" draw:layer="layout" svg:width="4.4cm" svg:height="1.615cm" svg:x="15cm" svg:y="9.802cm">
          <text:p text:style-name="P1"><text:span text:style-name="T1">Display </text:span></text:p>
          <text:p text:style-name="P1"><text:span text:style-name="T1">Customer</text:span></text:p>
          <text:p text:style-name="P1"><text:span text:style-name="T1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8.634cm" svg:y1="7.602cm" svg:x2="3.118cm" svg:y2="9.802cm" draw:start-shape="id3" draw:start-glue-point="5" draw:end-shape="id4" draw:end-glue-point="5" svg:d="M8634 7602h-5516v2200" svg:viewBox="0 0 5517 2201">
          <text:p/>
        </draw:connector>
        <draw:connector draw:style-name="gr4" draw:text-style-name="P1" draw:layer="layout" svg:x1="11.876cm" svg:y1="7.602cm" svg:x2="17.2cm" svg:y2="9.802cm" draw:start-shape="id3" draw:start-glue-point="7" draw:end-shape="id5" draw:end-glue-point="5" svg:d="M11876 7602h5324v2200" svg:viewBox="0 0 5325 2201">
          <text:p/>
        </draw:connector>
        <draw:connector draw:style-name="gr4" draw:text-style-name="P1" draw:layer="layout" draw:type="line" svg:x1="10.255cm" svg:y1="8.302cm" svg:x2="10.254cm" svg:y2="9.802cm" draw:start-shape="id3" draw:start-glue-point="6" draw:end-shape="id6" draw:end-glue-point="5" svg:d="M10255 8302l-1 1500" svg:viewBox="0 0 2 1501">
          <text:p/>
        </draw:connector>
        <draw:custom-shape draw:style-name="gr5" draw:text-style-name="P2" xml:id="id8" draw:id="id8" draw:layer="layout" svg:width="3.242cm" svg:height="1.4cm" svg:x="8.635cm" svg:y="12.903cm">
          <text:p text:style-name="P1"><text:span text:style-name="T1">Select </text:span></text:p>
          <text:p text:style-name="P1"><text:span text:style-name="T1">Recor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9" draw:id="id9" draw:layer="layout" svg:width="3.242cm" svg:height="1.4cm" svg:x="15.636cm" svg:y="12.904cm">
          <text:p text:style-name="P1"><text:span text:style-name="T1">Select </text:span></text:p>
          <text:p text:style-name="P1"><text:span text:style-name="T1">Recor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7" draw:id="id7" draw:layer="layout" svg:width="3.242cm" svg:height="1.4cm" svg:x="1.509cm" svg:y="12.905cm">
          <text:p text:style-name="P1"><text:span text:style-name="T1">Select</text:span></text:p>
          <text:p text:style-name="P1"><text:span text:style-name="T1">Recor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3.118cm" svg:y1="11.417cm" svg:x2="3.13cm" svg:y2="12.905cm" draw:start-shape="id4" draw:start-glue-point="8" draw:end-shape="id7" draw:end-glue-point="4" svg:d="M3118 11417l12 1488" svg:viewBox="0 0 13 1489">
          <text:p/>
        </draw:connector>
        <draw:connector draw:style-name="gr4" draw:text-style-name="P1" draw:layer="layout" draw:type="line" svg:x1="10.254cm" svg:y1="11.417cm" svg:x2="10.256cm" svg:y2="12.903cm" draw:start-shape="id6" draw:start-glue-point="8" draw:end-shape="id8" draw:end-glue-point="4" svg:d="M10254 11417l2 1486" svg:viewBox="0 0 3 1487">
          <text:p/>
        </draw:connector>
        <draw:connector draw:style-name="gr4" draw:text-style-name="P1" draw:layer="layout" draw:type="line" svg:x1="17.2cm" svg:y1="11.417cm" svg:x2="17.257cm" svg:y2="12.904cm" draw:start-shape="id5" draw:start-glue-point="8" draw:end-shape="id9" draw:end-glue-point="4" svg:d="M17200 11417l57 1487" svg:viewBox="0 0 58 1488">
          <text:p/>
        </draw:connector>
        <draw:custom-shape draw:style-name="gr6" draw:text-style-name="P2" xml:id="id10" draw:id="id10" draw:layer="layout" svg:width="3.235cm" svg:height="1.615cm" svg:x="1.5cm" svg:y="15.802cm">
          <text:p text:style-name="P1"><text:span text:style-name="T1">D</text:span><text:span text:style-name="T1">i</text:span><text:span text:style-name="T1">s</text:span><text:span text:style-name="T1">p</text:span><text:span text:style-name="T1">l</text:span><text:span text:style-name="T1">a</text:span><text:span text:style-name="T1">y</text:span><text:span text:style-name="T1"> </text:span><text:span text:style-name="T1">E</text:span><text:span text:style-name="T1">d</text:span><text:span text:style-name="T1">i</text:span><text:span text:style-name="T1">t</text:span><text:span text:style-name="T1"> </text:span></text:p>
          <text:p text:style-name="P1"><text:span text:style-name="T1">I</text:span><text:span text:style-name="T1">t</text:span><text:span text:style-name="T1">e</text:span><text:span text:style-name="T1">m</text:span></text:p>
          <text:p text:style-name="P1"><text:span text:style-name="T1">o</text:span><text:span text:style-name="T1">p</text:span><text:span text:style-name="T1">t</text:span><text:span text:style-name="T1">i</text:span><text:span text:style-name="T1">o</text:span><text:span text:style-name="T1">n</text:span><text:span text:style-name="T1">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xml:id="id12" draw:id="id12" draw:layer="layout" svg:width="3.235cm" svg:height="1.615cm" svg:x="15.644cm" svg:y="15.802cm">
          <text:p text:style-name="P1"><text:span text:style-name="T1">Display Edit</text:span></text:p>
          <text:p text:style-name="P1"><text:span text:style-name="T1">Customer</text:span></text:p>
          <text:p text:style-name="P1"><text:span text:style-name="T1">option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xml:id="id11" draw:id="id11" draw:layer="layout" svg:width="3.235cm" svg:height="1.615cm" svg:x="8.656cm" svg:y="15.802cm">
          <text:p text:style-name="P1"><text:span text:style-name="T1">Display Edit</text:span></text:p>
          <text:p text:style-name="P1"><text:span text:style-name="T1">Loan</text:span></text:p>
          <text:p text:style-name="P1"><text:span text:style-name="T1">option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3.13cm" svg:y1="14.305cm" svg:x2="3.118cm" svg:y2="15.802cm" draw:start-shape="id7" draw:start-glue-point="6" draw:end-shape="id10" draw:end-glue-point="5" svg:d="M3130 14305l-12 1497" svg:viewBox="0 0 13 1498">
          <text:p/>
        </draw:connector>
        <draw:connector draw:style-name="gr4" draw:text-style-name="P1" draw:layer="layout" draw:type="line" svg:x1="10.256cm" svg:y1="14.303cm" svg:x2="10.274cm" svg:y2="15.802cm" draw:start-shape="id8" draw:start-glue-point="6" draw:end-shape="id11" draw:end-glue-point="5" svg:d="M10256 14303l18 1499" svg:viewBox="0 0 19 1500">
          <text:p/>
        </draw:connector>
        <draw:connector draw:style-name="gr4" draw:text-style-name="P1" draw:layer="layout" draw:type="line" svg:x1="17.257cm" svg:y1="14.304cm" svg:x2="17.262cm" svg:y2="15.802cm" draw:start-shape="id9" draw:start-glue-point="6" draw:end-shape="id12" draw:end-glue-point="5" svg:d="M17257 14304l5 1498" svg:viewBox="0 0 6 1499">
          <text:p/>
        </draw:connector>
        <draw:custom-shape draw:style-name="gr5" draw:text-style-name="P2" xml:id="id13" draw:id="id13" draw:layer="layout" svg:width="3.242cm" svg:height="1.4cm" svg:x="1.51cm" svg:y="18.906cm">
          <text:p text:style-name="P1"><text:span text:style-name="T1">Confirm</text:span></text:p>
          <text:p text:style-name="P1"><text:span text:style-name="T1">Chang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4" draw:id="id14" draw:layer="layout" svg:width="3.242cm" svg:height="1.4cm" svg:x="8.639cm" svg:y="18.907cm">
          <text:p text:style-name="P1"><text:span text:style-name="T1">C</text:span><text:span text:style-name="T1">on</text:span><text:span text:style-name="T1">fir</text:span><text:span text:style-name="T1">m</text:span></text:p>
          <text:p text:style-name="P1"><text:span text:style-name="T1">C</text:span><text:span text:style-name="T1">ha</text:span><text:span text:style-name="T1">ng</text:span><text:span text:style-name="T1">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5" draw:id="id15" draw:layer="layout" svg:width="3.242cm" svg:height="1.4cm" svg:x="15.64cm" svg:y="18.908cm">
          <text:p text:style-name="P1"><text:span text:style-name="T1">Confirm</text:span></text:p>
          <text:p text:style-name="P1"><text:span text:style-name="T1">Chang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3.118cm" svg:y1="17.417cm" svg:x2="3.131cm" svg:y2="18.906cm" draw:start-shape="id10" draw:start-glue-point="8" draw:end-shape="id13" draw:end-glue-point="4" svg:d="M3118 17417l13 1489" svg:viewBox="0 0 14 1490">
          <text:p/>
        </draw:connector>
        <draw:connector draw:style-name="gr4" draw:text-style-name="P1" draw:layer="layout" draw:type="line" svg:x1="10.274cm" svg:y1="17.417cm" svg:x2="10.26cm" svg:y2="18.907cm" draw:start-shape="id11" draw:start-glue-point="8" draw:end-shape="id14" draw:end-glue-point="4" svg:d="M10274 17417l-14 1490" svg:viewBox="0 0 15 1491">
          <text:p/>
        </draw:connector>
        <draw:connector draw:style-name="gr4" draw:text-style-name="P1" draw:layer="layout" draw:type="line" svg:x1="17.262cm" svg:y1="17.417cm" svg:x2="17.261cm" svg:y2="18.908cm" draw:start-shape="id12" draw:start-glue-point="8" draw:end-shape="id15" draw:end-glue-point="4" svg:d="M17262 17417l-1 1491" svg:viewBox="0 0 2 1492">
          <text:p/>
        </draw:connector>
        <draw:custom-shape draw:style-name="gr8" draw:text-style-name="P2" xml:id="id16" draw:id="id16" draw:layer="layout" svg:width="3.556cm" svg:height="1.524cm" svg:x="1.335cm" svg:y="22.093cm">
          <text:p text:style-name="P1"><text:span text:style-name="T1">Save Record </text:span></text:p>
          <text:p text:style-name="P1"><text:span text:style-name="T1">to Database</text:span>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onnector draw:style-name="gr9" draw:text-style-name="P2" draw:layer="layout" draw:type="line" svg:x1="3.131cm" svg:y1="20.306cm" svg:x2="3.113cm" svg:y2="22.093cm" draw:start-shape="id13" draw:start-glue-point="6" draw:end-shape="id16" draw:end-glue-point="4" svg:d="M3131 20306l-18 1787" svg:viewBox="0 0 19 1788">
          <text:p text:style-name="P2"><text:span text:style-name="T1"><text:s text:c="8"/></text:span><text:span text:style-name="T1">Yes</text:span></text:p>
        </draw:connector>
        <draw:custom-shape draw:style-name="gr8" draw:text-style-name="P2" xml:id="id17" draw:id="id17" draw:layer="layout" svg:width="3.556cm" svg:height="1.524cm" svg:x="8.48cm" svg:y="22.094cm">
          <text:p text:style-name="P1"><text:span text:style-name="T1">Save Record </text:span></text:p>
          <text:p text:style-name="P1"><text:span text:style-name="T1">to Database</text:span>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onnector draw:style-name="gr9" draw:text-style-name="P1" draw:layer="layout" draw:type="line" svg:x1="10.26cm" svg:y1="20.307cm" svg:x2="10.258cm" svg:y2="22.094cm" draw:start-shape="id14" draw:start-glue-point="6" draw:end-shape="id17" draw:end-glue-point="4" svg:d="M10260 20307l-2 1787" svg:viewBox="0 0 3 1788">
          <text:p text:style-name="P2"><text:span text:style-name="T1"><text:s text:c="8"/></text:span><text:span text:style-name="T1">Yes</text:span></text:p>
        </draw:connector>
        <draw:custom-shape draw:style-name="gr8" draw:text-style-name="P2" xml:id="id18" draw:id="id18" draw:layer="layout" svg:width="3.556cm" svg:height="1.524cm" svg:x="15.481cm" svg:y="22.095cm">
          <text:p text:style-name="P1"><text:span text:style-name="T1">Save Record </text:span></text:p>
          <text:p text:style-name="P1"><text:span text:style-name="T1">to Database</text:span>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onnector draw:style-name="gr9" draw:text-style-name="P1" draw:layer="layout" draw:type="line" svg:x1="17.261cm" svg:y1="20.308cm" svg:x2="17.259cm" svg:y2="22.095cm" draw:start-shape="id15" draw:start-glue-point="6" draw:end-shape="id18" draw:end-glue-point="4" svg:d="M17261 20308l-2 1787" svg:viewBox="0 0 3 1788">
          <text:p text:style-name="P2"><text:span text:style-name="T1"><text:s text:c="8"/></text:span><text:span text:style-name="T1">Yes</text:span></text:p>
        </draw:connector>
        <draw:connector draw:style-name="gr9" draw:text-style-name="P1" draw:layer="layout" svg:x1="4.752cm" svg:y1="19.606cm" svg:x2="4.735cm" svg:y2="16.609cm" draw:start-shape="id13" draw:start-glue-point="7" draw:end-shape="id10" draw:end-glue-point="1" svg:d="M4752 19606h502v-2997h-519" svg:viewBox="0 0 520 2998">
          <text:p text:style-name="P2"><text:span text:style-name="T1">No</text:span></text:p>
        </draw:connector>
        <draw:connector draw:style-name="gr9" draw:text-style-name="P1" draw:layer="layout" svg:x1="11.881cm" svg:y1="19.607cm" svg:x2="11.635cm" svg:y2="16.61cm" draw:start-shape="id14" draw:start-glue-point="7" draw:end-shape="id11" draw:end-glue-point="6" svg:d="M11881 19607h511v-2997h-757" svg:viewBox="0 0 758 2998">
          <text:p text:style-name="P2"><text:span text:style-name="T1">No</text:span></text:p>
        </draw:connector>
        <draw:connector draw:style-name="gr9" draw:text-style-name="P2" draw:layer="layout" svg:x1="15.64cm" svg:y1="19.608cm" svg:x2="15.9cm" svg:y2="16.61cm" draw:start-shape="id15" draw:start-glue-point="5" draw:end-shape="id12" draw:end-glue-point="9" svg:d="M15640 19608h-501v-2998h761" svg:viewBox="0 0 762 2999">
          <text:p text:style-name="P2"><text:span text:style-name="T1">N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7:51:53.138946000</meta:creation-date>
    <dc:date>2014-11-10T20:12:37.075016000</dc:date>
    <meta:editing-duration>PT55M25S</meta:editing-duration>
    <meta:editing-cycles>8</meta:editing-cycles>
    <meta:generator>LibreOffice/4.3.2.2$MacOSX_x86 LibreOffice_project/edfb5295ba211bd31ad47d0bad0118690f76407d</meta:generator>
    <meta:document-statistic meta:object-count="38"/>
  </office:meta>
</office:document-meta>
</file>